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, 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loext:contextual-spacing="false">
        <style:tab-stops>
          <style:tab-stop style:position="1.27cm"/>
          <style:tab-stop style:position="16.503cm" style:type="right"/>
        </style:tab-stops>
      </style:paragraph-properties>
    </style:style>
    <style:style style:name="P2" style:family="paragraph" style:parent-style-name="Standard">
      <style:paragraph-properties fo:margin-top="0.212cm" fo:margin-bottom="0cm" loext:contextual-spacing="false" fo:text-align="justify" style:justify-single-word="false" fo:orphans="2" fo:widows="2" style:writing-mode="lr-tb"/>
    </style:style>
    <style:style style:name="P3" style:family="paragraph" style:parent-style-name="Standard">
      <style:text-properties fo:language="pt" fo:country="BR" style:language-complex="ar" style:country-complex="SA"/>
    </style:style>
    <style:style style:name="P4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5" style:family="paragraph" style:parent-style-name="Caption">
      <style:text-properties fo:language="pt" fo:country="BR" style:language-complex="ar" style:country-complex="SA"/>
    </style:style>
    <style:style style:name="P6" style:family="paragraph" style:parent-style-name="Email">
      <style:text-properties fo:language="pt" fo:country="BR"/>
    </style:style>
    <style:style style:name="P7" style:family="paragraph" style:parent-style-name="Reference">
      <style:text-properties fo:font-size="10pt" fo:language="pt" fo:country="BR" style:font-size-asian="10pt" style:language-asian="en" style:country-asian="US" style:language-complex="ar" style:country-complex="SA"/>
    </style:style>
    <style:style style:name="P8" style:family="paragraph" style:parent-style-name="Reference">
      <style:paragraph-properties fo:text-align="start" style:justify-single-word="false"/>
      <style:text-properties officeooo:paragraph-rsid="000c2c14"/>
    </style:style>
    <style:style style:name="P9" style:family="paragraph" style:parent-style-name="Reference">
      <style:paragraph-properties fo:text-align="start" style:justify-single-word="false"/>
      <style:text-properties fo:language="pt" fo:country="BR" officeooo:paragraph-rsid="000c2c14" style:language-complex="ar" style:country-complex="SA"/>
    </style:style>
    <style:style style:name="P10" style:family="paragraph" style:parent-style-name="Reference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language="pt" fo:country="BR" officeooo:paragraph-rsid="00158461" style:language-complex="ar" style:country-complex="SA"/>
    </style:style>
    <style:style style:name="P15" style:family="paragraph" style:parent-style-name="Standard">
      <style:text-properties fo:language="pt" fo:country="BR" officeooo:paragraph-rsid="00167d7e" style:language-complex="ar" style:country-complex="SA"/>
    </style:style>
    <style:style style:name="P16" style:family="paragraph" style:parent-style-name="Heading" style:master-page-name="Standard">
      <style:paragraph-properties fo:margin-top="0.423cm" fo:margin-bottom="0cm" loext:contextual-spacing="false" style:page-number="101"/>
      <style:text-properties fo:language="pt" fo:country="BR" officeooo:rsid="001160f3" officeooo:paragraph-rsid="001160f3"/>
    </style:style>
    <style:style style:name="P17" style:family="paragraph" style:parent-style-name="Heading_20_1">
      <style:text-properties fo:language="pt" fo:country="BR" style:language-complex="ar" style:country-complex="SA"/>
    </style:style>
    <style:style style:name="P18" style:family="paragraph" style:parent-style-name="Abstract">
      <style:text-properties officeooo:paragraph-rsid="00167d7e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language-complex="ar" style:country-complex="SA"/>
    </style:style>
    <style:style style:name="T3" style:family="text">
      <style:text-properties fo:language="pt" fo:country="BR" style:language-complex="ar" style:country-complex="SA"/>
    </style:style>
    <style:style style:name="T4" style:family="text">
      <style:text-properties fo:language="pt" fo:country="BR" officeooo:rsid="000c2c14" style:language-complex="ar" style:country-complex="SA"/>
    </style:style>
    <style:style style:name="T5" style:family="text">
      <style:text-properties fo:language="pt" fo:country="BR" officeooo:rsid="0012ddb1" style:language-complex="ar" style:country-complex="SA"/>
    </style:style>
    <style:style style:name="T6" style:family="text">
      <style:text-properties fo:language="pt" fo:country="BR" officeooo:rsid="0014b142" style:language-complex="ar" style:country-complex="SA"/>
    </style:style>
    <style:style style:name="T7" style:family="text">
      <style:text-properties fo:language="pt" fo:country="BR" officeooo:rsid="00167d7e" style:language-complex="ar" style:country-complex="SA"/>
    </style:style>
    <style:style style:name="T8" style:family="text">
      <style:text-properties fo:language="pt" fo:country="BR" style:font-name-asian="Times" style:language-complex="ar" style:country-complex="SA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pt" fo:country="BR"/>
    </style:style>
    <style:style style:name="T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name-complex="Times New Roman" style:language-complex="ar" style:country-complex="SA"/>
    </style:style>
    <style:style style:name="T12" style:family="text">
      <style:text-properties fo:font-variant="normal" fo:text-transform="none" fo:color="#000000" style:font-name="Times1" fo:font-size="12pt" fo:letter-spacing="normal" fo:language="pt" fo:country="BR" fo:font-style="normal" fo:font-weight="normal" style:font-size-asian="12pt" style:font-style-asian="normal" style:font-weight-asian="normal" style:font-name-complex="Times1" style:font-size-complex="12pt" style:language-complex="ar" style:country-complex="SA"/>
    </style:style>
    <style:style style:name="T13" style:family="text">
      <style:text-properties officeooo:rsid="000eae83"/>
    </style:style>
    <style:style style:name="T14" style:family="text">
      <style:text-properties officeooo:rsid="000f4ff4"/>
    </style:style>
    <style:style style:name="T15" style:family="text">
      <style:text-properties officeooo:rsid="00101aa0"/>
    </style:style>
    <style:style style:name="T16" style:family="text">
      <style:text-properties officeooo:rsid="0014b142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lgoritmo k-NN</text:p>
      <text:p text:style-name="Author"><text:span text:style-name="T1">Bruno Mendes de Souza</text:span><text:span text:style-name="T10">1</text:span><text:span text:style-name="T1">, Mairieli Santos Wessel</text:span><text:span text:style-name="T10">1</text:span></text:p>
      <text:p text:style-name="P4"><text:span text:style-name="Address_20_Char"><text:span text:style-name="T9">1</text:span></text:span><text:span text:style-name="Address_20_Char">Departamento de Ciência da Computação – Universidade Tecnológica Federal do Paraná (UTFPR)<text:line-break/>BR 369 – km 0,5 – Caixa Postal 271 <text:s/>– Campo Mourão – PR – Brazil</text:span></text:p>
      <text:p text:style-name="P6">{brunosouza,mairieliw}@alunos.utfpr.edu.br</text:p>
      <text:section text:style-name="Sect1" text:name="Seção1">
        <text:p text:style-name="P18"><text:span text:style-name="T2">Resumo.</text:span><text:span text:style-name="T3"> </text:span><text:span text:style-name="T6">O </text:span><text:span text:style-name="T7">algoritmo </text:span><text:span text:style-name="T6">kNN </text:span><text:span text:style-name="T7">(</text:span><text:span text:style-name="T6">k-Nearest Neighbor</text:span><text:span text:style-name="T7">)</text:span><text:span text:style-name="T6"> classifica um</text:span><text:span text:style-name="T7">a</text:span><text:span text:style-name="T6"> </text:span><text:span text:style-name="T7">instância</text:span><text:span text:style-name="T6"> de acordo com as classes dos k (k ≥ 1) vizinhos mais próximos, pertencentes a uma base de treinamentos dada. </text:span><text:span text:style-name="T3">Este artigo descreve a implementação </text:span><text:span text:style-name="T5">do algoritmo k-NN</text:span><text:span text:style-name="T3">, utilizando </text:span><text:span text:style-name="T5">a distância Euclidiana</text:span><text:span text:style-name="T3">, </text:span><text:span text:style-name="T5">a fim de avaliar </text:span><text:span text:style-name="T6">seu</text:span><text:span text:style-name="T5"> desempenho para diferentes valores de k</text:span><text:span text:style-name="T3">. </text:span><text:span text:style-name="T5">A avaliação do impacto de usar mais ou menos instâncias no conjunto de treinamento </text:span><text:span text:style-name="T6">também </text:span><text:span text:style-name="T5">será avaliada</text:span><text:span text:style-name="T6">.</text:span></text:p>
        <text:h text:style-name="P17" text:outline-level="1">1. Introdução</text:h>
        <text:p text:style-name="P14"><text:span text:style-name="T16">O algoritmo de classificação baseado no vizinho mais próximo NN (Nearest Neighbor) é amplamente utilizado para reconhecer padrões. A base de seu funcionamento está em encontrar o vizinho mais próximo de uma determinada instância. O algoritmo k-NN (k-Nearest Neighbor) pertence a um grupo de técnicas onde são encontrados os k vizinhos mais próximos, ao invés de apenas um vizinho mais próximo. </text:span></text:p>
        <text:p text:style-name="P15"><text:tab/><text:span text:style-name="T16">O kNN (k-Nearest Neighbor) classifica uma instância de acordo com as classes dos k (k ≥ 1) vizinhos mais próximos, pertencentes a uma base de treinamentos dada. O algoritmo calcula a distância da instância para cada um dos elementos do conjunto de treinamento, e então os ordena do mais próximo ao mais distante. Dos elementos ordenados selecionam-se apenas os k primeiros, que servem de parâmetro para a regra de classificação.</text:span></text:p>
        <text:p text:style-name="P15"><text:span text:style-name="T16"><text:tab/>A regra de classificação e a função que calcula a distância entre duas instâncias são dois pontos importantes no algoritmo k-NN. A regra de classificação diz como o algoritmo vai tratar a importância de cada um dos k elementos mais próximos. À função de distância cabe a tarefa identificar quais são os k-NN.</text:span></text:p>
        <text:h text:style-name="P17" text:outline-level="1">2. Materiais e Métodos</text:h>
        <text:p text:style-name="P3"><text:s/></text:p>
        <text:h text:style-name="P17" text:outline-level="1">3. Resultados</text:h>
        <text:p text:style-name="P3"/>
        <text:h text:style-name="Heading_20_1" text:outline-level="1"><text:span text:style-name="T3">4. Conclusões </text:span></text:h>
        <text:p text:style-name="Standard"><text:span text:style-name="T11"/></text:p>
        <text:h text:style-name="P17" text:outline-level="1"><text:soft-page-break/>5. Referências</text:h>
        <text:p text:style-name="P8"><text:span text:style-name="T4">Rajiv Eranki</text:span><text:span text:style-name="T3"> (</text:span><text:span text:style-name="T4">2002</text:span><text:span text:style-name="T3">) “</text:span><text:span text:style-name="T4">Pathfinding using A* (A-Star)</text:span><text:span text:style-name="T3">”, </text:span><text:span text:style-name="Internet_20_link"><text:span text:style-name="T4">http://web.mit.edu/eranki/www/tutorials/search/</text:span></text:span><text:span text:style-name="T3">, </text:span><text:span text:style-name="T4">Maio de 2016</text:span><text:span text:style-name="T3">.</text:span></text:p>
        <text:p text:style-name="P9"/>
        <text:p text:style-name="P8"><text:span text:style-name="T4">Luís Miguel Botelho</text:span><text:span text:style-name="T3"> (</text:span><text:span text:style-name="T4">2015</text:span><text:span text:style-name="T3">) “</text:span><text:span text:style-name="T4">Apontamentos para as aulas: Algoritmos de procura</text:span><text:span text:style-name="T3">”, </text:span><text:span text:style-name="Internet_20_link"><text:span text:style-name="T4">http://home.iscte-iul.pt/~luis/aulas/ia/Algoritmos%20de%20procura.pdf</text:span></text:span><text:span text:style-name="T3">, </text:span><text:span text:style-name="T4">Maio de 2016</text:span><text:span text:style-name="T3">.</text:span></text:p>
        <text:p text:style-name="P10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, 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Times" fo:font-family="Times, 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language-asian="zh" style:country-asian="CN" style:font-name-complex="Times" style:font-family-complex="Times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loext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, Arial" style:font-family-generic="swiss" style:font-pitch="variable" fo:font-size="10pt" fo:font-weight="bold" style:font-size-asian="10pt" style:font-weight-asian="bold" style:font-name-complex="Helvetica" style:font-family-complex="Helvetica, 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line-height="100%" fo:keep-with-next="always"/>
      <style:text-properties style:font-name="Helvetica" fo:font-family="Helvetica, Arial" style:font-family-generic="swiss" style:font-pitch="variable" fo:font-size="12pt" fo:font-weight="bold" style:font-size-asian="12pt" style:font-weight-asian="bold" style:font-name-complex="Helvetica" style:font-family-complex="Helvetica, 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loext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" style:family="paragraph" style:parent-style-name="Standard">
      <style:paragraph-properties fo:text-align="center" style:justify-single-word="false"/>
      <style:text-properties fo:language="pt" fo:country="BR" style:language-asian="pt" style:country-asian="BR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, 'Times New Roman'" style:font-family-generic="roman" style:font-pitch="variable" fo:font-size="12pt" fo:language="pt" fo:country="BR" style:font-size-asian="12pt" style:font-name-complex="Times" style:font-family-complex="Times, 'Times New Roman'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, 'Courier New'" style:font-family-generic="modern" style:font-name-asian="Nimbus Mono L" style:font-family-asian="'Nimbus Mono L', 'Courier New'" style:font-family-generic-asian="modern" style:font-name-complex="Liberation Mono" style:font-family-complex="'Liberation Mono', 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>
        <style:tab-stops>
          <style:tab-stop style:position="1.27cm"/>
          <style:tab-stop style:position="16.503cm" style:type="right"/>
        </style:tab-stops>
      </style:paragraph-properties>
    </style:style>
    <style:style style:name="MP2" style:family="paragraph" style:parent-style-name="Standard">
      <style:paragraph-properties fo:margin-top="0.212cm" fo:margin-bottom="0cm" loext:contextual-spacing="false" fo:text-align="justify" style:justify-single-word="false" fo:orphans="2" fo:widows="2" style:writing-mode="lr-tb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 style:page-usage="mirrored">
      <style:page-layout-properties fo:page-width="21.001cm" fo:page-height="29.7cm" style:num-format="1" style:print-orientation="portrait" fo:margin-top="1.7cm" fo:margin-bottom="1.7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char" svg:x="17.96cm" svg:y="0.002cm" svg:width="0.041cm" svg:height="0.704cm" draw:z-index="1"><draw:text-box><text:p text:style-name="MP2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de Contribuições para o SIBGRAPI</dc:title>
    <meta:initial-creator>Sociedade Brasileira de Computação</meta:initial-creator>
    <meta:creation-date>2005-03-18T15:16:00</meta:creation-date>
    <dc:date>2016-05-21T15:43:13.032262377</dc:date>
    <meta:print-date>2005-03-16T23:14:00</meta:print-date>
    <meta:editing-cycles>45</meta:editing-cycles>
    <meta:editing-duration>PT3H13M58S</meta:editing-duration>
    <meta:generator>LibreOffice/5.1.2.2$Linux_X86_64 LibreOffice_project/10m0$Build-2</meta:generator>
    <meta:document-statistic meta:table-count="0" meta:image-count="0" meta:object-count="0" meta:page-count="2" meta:paragraph-count="16" meta:word-count="323" meta:character-count="2183" meta:non-whitespace-character-count="1863"/>
  </office:meta>
</office:document-meta>
</file>